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712b" officeooo:paragraph-rsid="0015712b"/>
    </style:style>
    <style:style style:name="P2" style:family="paragraph" style:parent-style-name="Standard">
      <style:text-properties officeooo:rsid="0015a10e" officeooo:paragraph-rsid="0015a10e"/>
    </style:style>
    <style:style style:name="P3" style:family="paragraph" style:parent-style-name="Standard">
      <style:text-properties officeooo:rsid="0015a10e" officeooo:paragraph-rsid="00176015"/>
    </style:style>
    <style:style style:name="P4" style:family="paragraph" style:parent-style-name="Standard">
      <style:text-properties officeooo:rsid="00176015" officeooo:paragraph-rsid="00176015"/>
    </style:style>
    <style:style style:name="P5" style:family="paragraph" style:parent-style-name="Standard" style:list-style-name="L1">
      <style:text-properties officeooo:rsid="0015a10e" officeooo:paragraph-rsid="0015a10e"/>
    </style:style>
    <style:style style:name="P6" style:family="paragraph" style:parent-style-name="Standard" style:list-style-name="L1">
      <style:text-properties officeooo:rsid="0015a10e" officeooo:paragraph-rsid="00176015"/>
    </style:style>
    <style:style style:name="P7" style:family="paragraph" style:parent-style-name="Standard" style:list-style-name="L2">
      <style:text-properties officeooo:rsid="00176015" officeooo:paragraph-rsid="00176015"/>
    </style:style>
    <style:style style:name="P8" style:family="paragraph" style:parent-style-name="Standard" style:list-style-name="L3">
      <style:text-properties officeooo:rsid="00176015" officeooo:paragraph-rsid="00176015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officeooo:rsid="001760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nds-on: the-matrix &amp; call graphs</text:h>
      <text:p text:style-name="P1"/>
      <text:p text:style-name="P2">Linux commands sequence:</text:p>
      <text:list xml:id="list4511532644154446332" text:style-name="L1">
        <text:list-item>
          <text:p text:style-name="P5">$ cd dev/the-matrix/</text:p>
        </text:list-item>
        <text:list-item>
          <text:p text:style-name="P5">$ vim the-matrix.c # (Esc :q! to exit)</text:p>
          <text:p text:style-name="P5"/>
        </text:list-item>
        <text:list-item>
          <text:p text:style-name="P5">$ make</text:p>
        </text:list-item>
        <text:list-item>
          <text:p text:style-name="P5">$ ./the-matrix</text:p>
        </text:list-item>
        <text:list-item>
          <text:p text:style-name="P5">$ ./the-matrix 1 (Run multiple times and compare the results)</text:p>
        </text:list-item>
        <text:list-item>
          <text:p text:style-name="P5">$ ./the-matrix 512</text:p>
        </text:list-item>
      </text:list>
      <text:p text:style-name="P2"/>
      <text:list xml:id="list90936071799561" text:continue-numbering="true" text:style-name="L1">
        <text:list-item>
          <text:p text:style-name="P5">$ ./the-matrix.opt</text:p>
        </text:list-item>
        <text:list-item>
          <text:p text:style-name="P5">$ ./the-matrix.opt 512</text:p>
          <text:p text:style-name="P5"/>
        </text:list-item>
        <text:list-item>
          <text:p text:style-name="P5">$ perf record ./the-matrix 512</text:p>
        </text:list-item>
        <text:list-item>
          <text:p text:style-name="P5">$ perf report <text:span text:style-name="T1">(Try h for help, q for quit)</text:span></text:p>
          <text:p text:style-name="P5"/>
        </text:list-item>
        <text:list-item>
          <text:p text:style-name="P5">$ perf record ./the-matrix.opt 512</text:p>
        </text:list-item>
        <text:list-item>
          <text:p text:style-name="P5">$perf report</text:p>
          <text:p text:style-name="P5"/>
        </text:list-item>
        <text:list-item>
          <text:p text:style-name="P5">$ perf record --call-graph fp ./the-matrix 512</text:p>
        </text:list-item>
        <text:list-item>
          <text:p text:style-name="P6">$ perf report --call-graph –stdio<text:tab/></text:p>
          <text:p text:style-name="P6"/>
        </text:list-item>
        <text:list-item>
          <text:p text:style-name="P6">$ perf record --call-graph fp ./the-matrix.<text:span text:style-name="T1">opt</text:span> 512</text:p>
        </text:list-item>
        <text:list-item>
          <text:p text:style-name="P6">$ perf report --call-graph –stdio</text:p>
        </text:list-item>
      </text:list>
      <text:p text:style-name="P3"/>
      <text:h text:style-name="P9" text:outline-level="1">Hands-on: cat vs dd &amp; flame graphs</text:h>
      <text:p text:style-name="P4"/>
      <text:p text:style-name="P4">The instructor will start these two commands on the server, and you will be able to see them on the projector:</text:p>
      <text:list xml:id="list7600034361135786124" text:style-name="L2">
        <text:list-item>
          <text:p text:style-name="P7">$ while :;do cat /proc/pagetypeinfo &gt; /dev/null;done</text:p>
        </text:list-item>
        <text:list-item>
          <text:p text:style-name="P7">$ while :;do dd if=/dev/urandom of=/dev/null bs=4k count=1&amp;&gt;/dev/null;done</text:p>
        </text:list-item>
      </text:list>
      <text:p text:style-name="P4"/>
      <text:p text:style-name="P4">Then you can start your investigation.</text:p>
      <text:p text:style-name="P4"/>
      <text:p text:style-name="P4">Linux commands sequence:</text:p>
      <text:list xml:id="list3594118563533733368" text:style-name="L3">
        <text:list-item>
          <text:p text:style-name="P8">$ top (q to quit)</text:p>
          <text:p text:style-name="P8"/>
        </text:list-item>
        <text:list-item>
          <text:p text:style-name="P8">$ sudo perf record -g -a -- sleep 5</text:p>
        </text:list-item>
        <text:list-item>
          <text:p text:style-name="P8">$ sudo perf report</text:p>
          <text:p text:style-name="P8"/>
        </text:list-item>
        <text:list-item>
          <text:p text:style-name="P8">$ sudo perf script &gt; out.perf</text:p>
        </text:list-item>
        <text:list-item>
          <text:p text:style-name="P8">$ cat out.perf | stackcollapse-perf.pl | flamegraph.pl &gt; out.svg</text:p>
        </text:list-item>
        <text:list-item>
          <text:p text:style-name="P8">$ cp out.svg ~/public_html/</text:p>
          <text:p text:style-name="P8"/>
        </text:list-item>
        <text:list-item>
          <text:p text:style-name="P8">Open this address on your browser: http://192.168.29.1/~&lt;user&gt;/out.svg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Tschudin</meta:initial-creator>
    <meta:creation-date>2016-08-22T10:04:30.768900109</meta:creation-date>
    <dc:date>2017-01-17T09:09:34.262138564</dc:date>
    <dc:creator>Peter Tschudin</dc:creator>
    <meta:editing-duration>PT2H15M24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2" meta:paragraph-count="39" meta:word-count="220" meta:character-count="1161" meta:non-whitespace-character-count="1008"/>
  </office:meta>
</office:document-meta>
</file>